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on-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on-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6">
            <text:p>1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04">
            <text:p>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92">
            <text:p>1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6">
            <text:p>13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6">
            <text:p>39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2">
            <text:p>1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8">
            <text:p>124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76">
            <text:p>3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4">
            <text:p>2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5">
            <text:p>3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274">
            <text:p>212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28">
            <text:p>3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63">
            <text:p>4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37">
            <text:p>1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6">
            <text:p>1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64">
            <text:p>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66">
            <text:p>36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53">
            <text:p>1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95">
            <text:p>8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377">
            <text:p>1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25">
            <text:p>2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43">
            <text:p>8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9">
            <text:p>2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88">
            <text:p>24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on-campus-" style:display-name="PageStyle_disciplinary-actions-on-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